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edb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b60" style:font-size-asian="12pt" style:font-size-complex="12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52c049"/>
    </style:style>
    <style:style style:name="P5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19ce9" officeooo:paragraph-rsid="00519ce9" style:font-size-asian="12pt" style:font-size-complex="12pt"/>
    </style:style>
    <style:style style:name="P7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2aaac9" officeooo:paragraph-rsid="002aaac9" style:font-size-asian="12pt" style:font-size-complex="12pt"/>
    </style:style>
    <style:style style:name="P8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0a401" officeooo:paragraph-rsid="0050a401" style:font-size-asian="12pt" style:font-size-complex="12pt"/>
    </style:style>
    <style:style style:name="P9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2c2af" officeooo:paragraph-rsid="0052c2af" style:font-size-asian="12pt" style:font-size-complex="12pt"/>
    </style:style>
    <style:style style:name="T1" style:family="text">
      <style:text-properties officeooo:rsid="001b4781"/>
    </style:style>
    <style:style style:name="T2" style:family="text">
      <style:text-properties fo:font-size="12pt" fo:font-weight="normal" style:font-size-asian="12pt" style:font-size-complex="12pt"/>
    </style:style>
    <style:style style:name="T3" style:family="text">
      <style:text-properties fo:font-size="12pt" fo:font-weight="normal" officeooo:rsid="001db04d" style:font-size-asian="12pt" style:font-size-complex="12pt"/>
    </style:style>
    <style:style style:name="T4" style:family="text">
      <style:text-properties fo:font-size="12pt" fo:font-weight="normal" officeooo:rsid="001b4781" style:font-size-asian="12pt" style:font-size-complex="12pt"/>
    </style:style>
    <style:style style:name="T5" style:family="text">
      <style:text-properties fo:font-size="12pt" fo:font-weight="normal" officeooo:rsid="00278edb" style:font-size-asian="12pt" style:font-size-complex="12pt"/>
    </style:style>
    <style:style style:name="T6" style:family="text">
      <style:text-properties fo:font-size="12pt" fo:font-weight="normal" officeooo:rsid="00456590" style:font-size-asian="12pt" style:font-size-complex="12pt"/>
    </style:style>
    <style:style style:name="T7" style:family="text">
      <style:text-properties fo:font-size="12pt" fo:font-weight="normal" officeooo:rsid="00519ce9" style:font-size-asian="12pt" style:font-size-complex="12pt"/>
    </style:style>
    <style:style style:name="T8" style:family="text">
      <style:text-properties fo:font-size="12pt" fo:font-weight="normal" officeooo:rsid="0052c049" style:font-size-asian="12pt" style:font-size-complex="12pt"/>
    </style:style>
    <style:style style:name="T9" style:family="text">
      <style:text-properties fo:font-size="12pt" fo:font-weight="normal" officeooo:rsid="0052c2af" style:font-size-asian="12pt" style:font-size-complex="12pt"/>
    </style:style>
    <style:style style:name="T10" style:family="text">
      <style:text-properties officeooo:rsid="00278edb"/>
    </style:style>
    <style:style style:name="T11" style:family="text">
      <style:text-properties officeooo:rsid="00344661"/>
    </style:style>
    <style:style style:name="T12" style:family="text">
      <style:text-properties officeooo:rsid="003db6f1"/>
    </style:style>
    <style:style style:name="T13" style:family="text">
      <style:text-properties officeooo:rsid="0052c2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</text:span> HR Manager,</text:p>
      <text:p text:style-name="P1"/>
      <text:p text:style-name="P1">Warm Greetings !!!</text:p>
      <text:p text:style-name="P1"/>
      <text:p text:style-name="P4"><text:span text:style-name="T2">I am Nishanth, a recent graduate from the Techni</text:span><text:span text:style-name="T5">cal University of Munich</text:span><text:span text:style-name="T2">. This </text:span><text:span text:style-name="T3">letter</text:span><text:span text:style-name="T2"> is to express my interest in your job opening for a</text:span><text:span text:style-name="T9">2016 Graduate Software Engineer</text:span><text:span text:style-name="T2">. With a Bachelor’s degree in Computer Science and Engineering, Master’s degree in Informatics, and an experience of </text:span><text:span text:style-name="T4">a little over </text:span><text:span text:style-name="T2">3 yrs in industry </text:span><text:span text:style-name="T6">and 1 yr in academia </text:span><text:span text:style-name="T2">as a C / C++ software developer, I am confident that I will be an asset to your organization.</text:span></text:p>
      <text:p text:style-name="P1"/>
      <text:p text:style-name="P1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1"/>
      <text:p text:style-name="P2">Your listed requirements <text:span text:style-name="T12">are a good </text:span>match <text:span text:style-name="T12">with </text:span>my skills. <text:span text:style-name="T10">A <text:s/>few that I would like to highlight are mentioned below. I believe that these would be a very good fit for your job opening.</text:span></text:p>
      <text:p text:style-name="P2"/>
      <text:list xml:id="list5002029225243859123" text:style-name="L1">
        <text:list-item>
          <text:p text:style-name="P5">Skilled in designing, developing, and <text:s/>testing software using C / C++ <text:span text:style-name="T13">on Linux</text:span>.</text:p>
        </text:list-item>
        <text:list-item>
          <text:p text:style-name="P6"><text:span text:style-name="T13">Strong</text:span> experience in <text:span text:style-name="T13">M</text:span>ultithreading, <text:span text:style-name="T13">S</text:span>ocket programming (TCP / IP) and <text:span text:style-name="T13">D</text:span>istributed programming.</text:p>
        </text:list-item>
        <text:list-item>
          <text:p text:style-name="P7"><text:span text:style-name="T11">Strong experience working on large scale projects and the complete software lifecycle process</text:span>.</text:p>
        </text:list-item>
        <text:list-item>
          <text:p text:style-name="P8">Strong experience in unit, functional and integration testing of software.</text:p>
        </text:list-item>
        <text:list-item>
          <text:p text:style-name="P9">Good experience working on open source software development.</text:p>
        </text:list-item>
      </text:list>
      <text:p text:style-name="P3"/>
      <text:p text:style-name="P1">Please find attached a copy of my resume with the details of my projects and experiences in software development. </text:p>
      <text:p text:style-name="P1"/>
      <text:p text:style-name="P1">Thank you for your time and consideration. I look forward to speaking with you about this opportunity.</text:p>
      <text:p text:style-name="P1"/>
      <text:p text:style-name="P1"><text:span text:style-name="T1">Best Regards</text:span>,</text:p>
      <text:p text:style-name="P1">Nishanth Nagend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58.012960687</meta:creation-date>
    <dc:date>2016-09-04T23:46:51.745821706</dc:date>
    <meta:editing-duration>PT33M52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62" meta:character-count="1596" meta:non-whitespace-character-count="1350"/>
  </office:meta>
</office:document-meta>
</file>